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bfa63a" officeooo:paragraph-rsid="00bfa63a"/>
    </style:style>
    <style:style style:name="P11" style:family="paragraph" style:parent-style-name="Table_20_Text">
      <style:text-properties officeooo:paragraph-rsid="00bfa63a"/>
    </style:style>
    <style:style style:name="P12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1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officeooo:rsid="009b1198"/>
    </style:style>
    <style:style style:name="T7" style:family="text">
      <style:text-properties officeooo:rsid="00a7ae10"/>
    </style:style>
    <style:style style:name="T8" style:family="text">
      <style:text-properties fo:text-transform="uppercase" style:text-position="-3% 100%" style:font-name="Ringside Regular1" fo:font-size="10pt" fo:font-style="italic" fo:font-weight="250" officeooo:rsid="00bdc560" style:font-weight-asian="normal" style:font-weight-complex="normal"/>
    </style:style>
    <style:style style:name="T9" style:family="text">
      <style:text-properties officeooo:rsid="00c03b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488130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1">skills-based volunteering for the Art Explora Academy online program</text:p>
          </table:table-cell>
        </table:table-row>
        <table:table-row table:style-name="TableLine1055532488181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2488194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248821760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4882585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4">Discovering </text:span><text:span text:style-name="T5">&amp;</text:span><text:span text:style-name="T4"> Teaching Graphic Design</text:span> <text:span text:style-name="T6">Certificate </text:span>from CNAP<text:span text:style-name="T7"> on Fun</text:span></text:p>
          </table:table-cell>
        </table:table-row>
        <table:table-row table:style-name="TableLine105553248869632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248870912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24886912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24886656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248862976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4886809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Software Engineer<text:span text:style-name="T9">, Technical Trainer &amp; Project Manager</text:span></text:p>
          </table:table-cell>
        </table:table-row>
        <table:table-row table:style-name="TableLine10555324887782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48863744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248875008">
                <table:table-cell table:style-name="SoftwareEngineer.A1" office:value-type="string">
                  <text:p text:style-name="Table_20_Subheading">p<text:span text:style-name="T8">rinting</text:span>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248873984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248877056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248870144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248876544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248863488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24887577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3">&amp;</text:span> Interactive Media Master Degree from CNAM-ENJMIN</text:p>
          </table:table-cell>
        </table:table-row>
        <table:table-row table:style-name="TableLine1055532489064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248900096">
          <table:table-cell table:style-name="Table2.A1" office:value-type="string">
            <text:p text:style-name="Table_20_Start_20_Date">since 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10-05T17:47:35.064011816</dc:date>
    <meta:editing-duration>PT4H50M14S</meta:editing-duration>
    <meta:editing-cycles>149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2" meta:word-count="148" meta:character-count="1073" meta:non-whitespace-character-count="973"/>
  </office:meta>
</office:document-meta>
</file>